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3">
      <style:paragraph-properties fo:line-height="100%" fo:text-align="center" style:justify-single-word="false"/>
      <style:text-properties style:font-name="Bitstream Charter" fo:font-size="11pt" fo:font-style="normal" style:font-size-asian="11pt" style:font-style-asian="normal" style:font-size-complex="11pt" style:font-style-complex="normal"/>
    </style:style>
    <style:style style:name="P2" style:family="paragraph" style:parent-style-name="Text_20_body">
      <style:paragraph-properties fo:text-align="justify" style:justify-single-word="false"/>
      <style:text-properties style:font-name="Bitstream Charter" fo:font-size="11pt" fo:font-style="normal" style:font-size-asian="11pt" style:font-style-asian="normal" style:font-size-complex="11pt" style:font-style-complex="normal"/>
    </style:style>
    <style:style style:name="P3" style:family="paragraph" style:parent-style-name="Text_20_body">
      <style:paragraph-properties fo:margin-top="0cm" fo:margin-bottom="0cm" fo:text-align="justify" style:justify-single-word="false"/>
      <style:text-properties style:font-name="Bitstream Charter" fo:font-size="11pt" fo:font-style="normal" style:font-size-asian="11pt" style:font-style-asian="normal" style:font-size-complex="11pt" style:font-style-complex="normal"/>
    </style:style>
    <style:style style:name="P4" style:family="paragraph" style:parent-style-name="Text_20_body" style:list-style-name="L2">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master-page-name="">
      <style:paragraph-properties fo:margin-top="0cm" fo:margin-bottom="0.212cm" fo:text-align="justify" style:justify-single-word="false" fo:background-color="transparent" style:shadow="none">
        <style:tab-stops/>
        <style:background-image/>
      </style:paragraph-properties>
      <style:text-properties style:font-name="Bitstream Charter" fo:font-style="italic" style:font-style-asian="italic" style:font-style-complex="italic"/>
    </style:style>
    <style:style style:name="T1" style:family="text" style:parent-style-name="Strong_20_Emphasis">
      <style:text-properties style:font-name="Bitstream Charter" fo:font-size="11pt" fo:font-style="normal" style:text-underline-style="solid" style:text-underline-width="auto" style:text-underline-color="font-color" style:font-size-asian="11pt" style:font-style-asian="normal" style:font-size-complex="11pt" style:font-style-complex="normal"/>
    </style:style>
    <style:style style:name="T2" style:family="text" style:parent-style-name="Strong_20_Emphasis">
      <style:text-properties style:font-name="Bitstream Charter" fo:font-size="11pt" fo:font-style="normal" style:font-size-asian="11pt" style:font-style-asian="normal" style:font-size-complex="11pt" style:font-style-complex="normal"/>
    </style:style>
    <style:style style:name="T3" style:family="text">
      <style:text-properties style:font-name="Bitstream Charter" fo:font-size="11pt" fo:font-style="normal" style:font-size-asian="11pt" style:font-style-asian="normal" style:font-size-complex="11pt" style:font-style-complex="normal"/>
    </style:style>
    <style:style style:name="Sect1" style:family="section">
      <style:section-properties fo:margin-left="0cm" fo:margin-right="0cm"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rps">
        <text:section text:style-name="Sect1" text:name="contenu">
          <text:section text:style-name="Sect1" text:name="dossier">
            <text:section text:style-name="Sect1" text:name="texte">
              <text:h text:style-name="P1" text:outline-level="3" text:is-list-header="true">Savoir établir une facture</text:h>
              <text:p text:style-name="P2">La loi exige que «tout achat de produit ou toute prestation de service pour une activité professionnelle fasse l'objet d'une facturation».</text:p>
              <text:p text:style-name="P3">Gabrielle Denis | LEntreprise.com | Mis en ligne le 22/07/2003</text:p>
              <text:p text:style-name="P3"/>
              <text:p text:style-name="P2">La facture sert de preuve à l'existence d'un contrat, de justificatif comptable, de support à l'exercice des droits sur la TVA et de référence au contrôle de l'impôt. Attention, en cas de non-respect, vous risquez une amende de 500 000 F et cinq années d'exclusion des marchés publics !</text:p>
              <text:list text:style-name="L2">
                <text:list-item>
                  <text:p text:style-name="P4"><text:span text:style-name="T1">L'identité du vendeur</text:span><text:span text:style-name="T2"> </text:span><text:span text:style-name="T3">Si vous êtes entrepreneur individuel ou professionnel libéral, vous devez indiquer votre nom. Sinon, précisez votre dénomination sociale, suivie de la structure juridique (en toutes lettres ou en initiales) et du capital social. Sans oublier votre adresse ! Faites figurer votre numéro d'identification unique ou numéro de Siren, suivi le cas échéant du RCS et de la ville du greffe.</text:span></text:p>
                </text:list-item>
                <text:list-item>
                  <text:p text:style-name="P4"><text:span text:style-name="T1">Le numéro</text:span><text:span text:style-name="T2"> </text:span><text:span text:style-name="T3">Vous pouvez utiliser n'importe quel système de numérotation, par exemple chronologique afin que deux factures ne portent pas le même numéro. Le plus simple est une numérotation du type année/mois/numéro.</text:span></text:p>
                </text:list-item>
                <text:list-item>
                  <text:p text:style-name="P4"><text:span text:style-name="T1">La date</text:span><text:span text:style-name="T2"> </text:span><text:span text:style-name="T3">C'est celle du jour d'émission de la facture. Elle doit en principe correspondre au jour où la vente du produit ou du service est conclue entre les deux parties. Mais, en pratique, l'Administration accepte un décalage.</text:span></text:p>
                </text:list-item>
                <text:list-item>
                  <text:p text:style-name="P4"><text:span text:style-name="T1">L'identité de l'acheteur</text:span><text:span text:style-name="T2"> </text:span><text:span text:style-name="T3">Attention, le nom ne suffit pas. Le client doit être aussi bien identifié que le vendeur : nom ou dénomination sociale, adresse, forme juridique, capital social, numéro d'identification unique... S'il s'agit d'une société étrangère, ajoutez son numéro d'immatriculation national ou d'identification intracommunautaire.</text:span></text:p>
                </text:list-item>
                <text:list-item>
                  <text:p text:style-name="P4"><text:span text:style-name="T1">La date de vente</text:span><text:span text:style-name="T2"> </text:span><text:span text:style-name="T3">Elle correspond au jour effectif de la livraison ou de la fin d'exécution de la prestation. Cette mention est du reste obligatoire si la facture est établie à une date différente.</text:span></text:p>
                </text:list-item>
                <text:list-item>
                  <text:p text:style-name="P4"><text:span text:style-name="T1">La désignation des produits</text:span><text:span text:style-name="T2"> </text:span><text:span text:style-name="T3">Le nom générique ne suffit pas. Il faut ajouter la marque et la référence, mais également toutes les caractéristiques qui peuvent avoir une influence sur le prix.</text:span></text:p>
                </text:list-item>
                <text:list-item>
                  <text:p text:style-name="P4"><text:span text:style-name="T1">Le prix unitaire hors TVA</text:span><text:span text:style-name="T2"> </text:span><text:span text:style-name="T3">C'est celui qui figure dans votre tarif ou catalogue, avant toute réduction.</text:span></text:p>
                </text:list-item>
                <text:list-item>
                  <text:p text:style-name="P4"><text:span text:style-name="T1">Le taux de TVA</text:span><text:span text:style-name="T2"> </text:span><text:span text:style-name="T3">Sauf si vous bénéficiez de la franchise en base de TVA. Dans ce cas, vous devez porter la mention « TVA non applicable, art. 293B du CGI ».</text:span></text:p>
                </text:list-item>
                <text:list-item>
                  <text:p text:style-name="P4"><text:span text:style-name="T1">Les sommes dues</text:span><text:span text:style-name="T2"> </text:span><text:span text:style-name="T3">Pour chaque taux de TVA doivent apparaître le total HT, le montant de la TVA et le total TTC. Les réductions de prix (rabais, remises ou ristournes) qui ne peuvent être rattachées à un produit particulier doivent être précisées. Par exemple, les réductions liées au montant global de la facture ou au mode de paiement.</text:span></text:p>
                </text:list-item>
                <text:list-item>
                  <text:p text:style-name="P4"><text:span text:style-name="T1">Vous êtes membre d'un CGA</text:span><text:span text:style-name="T2"> </text:span><text:span text:style-name="T3">(centre de gestion agréé). Ajoutez dans ce cas la mention inscrite sur ce modèle, ou bien : « Membre d'une association agréée, le règlement des honoraires par chèque est accepté ».</text:span></text:p>
                </text:list-item>
                <text:list-item>
                  <text:p text:style-name="P4"><text:span text:style-name="T1">L'échéance de paiement</text:span><text:span text:style-name="T2"> </text:span><text:span text:style-name="T3">Attention, les mentions floues du genre « payable à 30 jours fin de mois » sont fortement déconseillées. Il faut une date de règlement précise sur le modèle jour/mois/année. La mention « paiement comptant à réception de la facture » est tolérée.</text:span></text:p>
                </text:list-item>
                <text:list-item>
                  <text:p text:style-name="P4"><text:span text:style-name="T1">L'escompte</text:span><text:span text:style-name="T2"> </text:span><text:span text:style-name="T3">Il est facultatif, mais vous devez préciser au recto de la facture les conditions prévues en cas de paiement à une date antérieure à celle fixée par vos conditions générales de vente. Si vous n'en accordez pas, vous devez obligatoirement en informer l'acheteur par la mention « sans escompte » ou « escompte néant ».</text:span></text:p>
                </text:list-item>
              </text:list>
              <text:p text:style-name="P5"><text:span text:style-name="T2">À savoir</text:span></text:p>
              <text:p text:style-name="P5"><text:span text:style-name="T2">Les délais de garde </text:span><text:span text:style-name="T3">Selon les administrations, l'original et la copie doivent être conservés pendant 3, 6 ou 10 ans. Par sécurité, retenez donc le délai maximum.</text:span></text:p>
              <text:p text:style-name="P6">http://www.lentreprise.com/article/476.html</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auto-update="true" style:class="text" style:master-page-name="">
      <style:paragraph-properties fo:margin-top="0cm" fo:margin-bottom="0.212cm" fo:background-color="transparent" style:shadow="none">
        <style:tab-stops/>
        <style:background-image/>
      </style:paragraph-properties>
      <style:text-properties fo:font-size="10pt" fo:font-style="italic" style:font-size-asian="10pt" style:font-style-asian="italic" style:font-size-complex="10pt" style:font-style-complex="italic"/>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6cm" fo:margin-bottom="2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Brice TEXIER</meta:initial-creator>
    <meta:creation-date>2007-01-30T21:33:56</meta:creation-date>
    <dc:creator>Brice TEXIER</dc:creator>
    <dc:date>2007-01-31T12:21:43</dc:date>
    <dc:language>fr-FR</dc:language>
    <meta:editing-cycles>5</meta:editing-cycles>
    <meta:editing-duration>PT39M26S</meta:editing-duration>
    <meta:user-defined meta:name="Info 1"/>
    <meta:user-defined meta:name="Info 2"/>
    <meta:user-defined meta:name="Info 3"/>
    <meta:user-defined meta:name="Info 4"/>
    <meta:document-statistic meta:table-count="0" meta:image-count="0" meta:object-count="0" meta:page-count="1" meta:paragraph-count="19" meta:word-count="595" meta:character-count="3688"/>
  </office:meta>
</office:document-meta>
</file>